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729fcf"/>
    </style:style>
    <style:style style:name="gr3" style:family="graphic" style:parent-style-name="standard">
      <style:graphic-properties draw:stroke="solid" svg:stroke-color="#3465a4" draw:fill="none"/>
    </style:style>
    <style:style style:name="gr4" style:family="graphic" style:parent-style-name="standard">
      <style:graphic-properties draw:stroke="none" draw:fill="solid" draw:fill-color="#729fc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5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5.3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84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61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7cm" svg:height="29.7cm" svg:x="0cm" svg:y="0cm" svg:viewBox="0 0 20998 29701" draw:points="0,0 20998,0 20998,29701 0,29701">
          <text:p/>
        </draw:polygon>
        <draw:path draw:style-name="gr2" draw:layer="layout" svg:width="16.499cm" svg:height="2.699cm" svg:x="2.501cm" svg:y="2.201cm" svg:viewBox="0 0 16500 2700" svg:d="M448 0c-226 0-448 222-448 448v1800c0 226 222 452 448 452h15601c225 0 451-226 451-452v-1800c0-226-226-448-451-448zM0 0zM16500 2700z">
          <text:p><text:tab/><text:tab/></text:p>
          <text:p><text:span text:style-name="T1"><text:tab/></text:span><text:span text:style-name="T1">Prepare a screen manager and create six screens.</text:span></text:p>
        </draw:path>
        <draw:path draw:style-name="gr3" draw:layer="layout" svg:width="16.499cm" svg:height="2.699cm" svg:x="2.501cm" svg:y="2.201cm" svg:viewBox="0 0 16500 2700" svg:d="M448 0c-226 0-448 222-448 448v1800c0 226 222 452 448 452h15601c225 0 451-226 451-452v-1800c0-226-226-448-451-448z">
          <text:p/>
        </draw:path>
        <draw:polygon draw:style-name="gr3" draw:layer="layout" svg:width="0cm" svg:height="0cm" svg:x="2.501cm" svg:y="2.201cm" svg:viewBox="0 0 0 0" draw:points="0,0">
          <text:p/>
        </draw:polygon>
        <draw:polygon draw:style-name="gr3" draw:layer="layout" svg:width="0cm" svg:height="0cm" svg:x="19cm" svg:y="4.9cm" svg:viewBox="0 0 0 0" draw:points="0,0">
          <text:p/>
        </draw:polygon>
        <draw:path draw:style-name="gr4" draw:layer="layout" svg:width="16.499cm" svg:height="2.702cm" svg:x="2.501cm" svg:y="6.198cm" svg:viewBox="0 0 16500 2703" svg:d="M448 0c-226 0-448 226-448 451v1801c0 225 222 451 448 451h15601c225 0 451-226 451-451v-1801c0-225-226-451-451-451zM0 0zM16500 2703z">
          <text:p/>
        </draw:path>
        <draw:path draw:style-name="gr3" draw:layer="layout" svg:width="16.499cm" svg:height="2.702cm" svg:x="2.501cm" svg:y="6.198cm" svg:viewBox="0 0 16500 2703" svg:d="M448 0c-226 0-448 226-448 451v1801c0 225 222 451 448 451h15601c225 0 451-226 451-451v-1801c0-225-226-451-451-451z">
          <text:p/>
        </draw:path>
        <draw:polygon draw:style-name="gr3" draw:layer="layout" svg:width="0cm" svg:height="0cm" svg:x="2.501cm" svg:y="6.198cm" svg:viewBox="0 0 0 0" draw:points="0,0">
          <text:p/>
        </draw:polygon>
        <draw:polygon draw:style-name="gr3" draw:layer="layout" svg:width="0cm" svg:height="0cm" svg:x="19cm" svg:y="8.9cm" svg:viewBox="0 0 0 0" draw:points="0,0">
          <text:p/>
        </draw:polygon>
        <draw:path draw:style-name="gr4" draw:layer="layout" svg:width="16.5cm" svg:height="2.702cm" svg:x="2.599cm" svg:y="10.1cm" svg:viewBox="0 0 16501 2703" svg:d="M452 0c-226 0-452 225-452 451v1800c0 226 226 448 452 448h15601c222 0 448-222 448-448v-1800c0-226-226-451-448-451zM0 0zM16501 2703z">
          <text:p/>
        </draw:path>
        <draw:path draw:style-name="gr3" draw:layer="layout" svg:width="16.5cm" svg:height="2.698cm" svg:x="2.599cm" svg:y="10.1cm" svg:viewBox="0 0 16501 2699" svg:d="M452 0c-226 0-452 225-452 451v1800c0 226 226 448 452 448h15601c222 0 448-222 448-448v-1800c0-226-226-451-448-451z">
          <text:p/>
        </draw:path>
        <draw:polygon draw:style-name="gr3" draw:layer="layout" svg:width="0cm" svg:height="0cm" svg:x="2.599cm" svg:y="10.1cm" svg:viewBox="0 0 0 0" draw:points="0,0">
          <text:p/>
        </draw:polygon>
        <draw:polygon draw:style-name="gr3" draw:layer="layout" svg:width="0cm" svg:height="0cm" svg:x="19.099cm" svg:y="12.802cm" svg:viewBox="0 0 0 0" draw:points="0,0">
          <text:p/>
        </draw:polygon>
        <draw:frame draw:style-name="gr5" draw:layer="layout" svg:width="14.569cm" svg:height="0.712cm" svg:x="3.284cm" svg:y="7.197cm">
          <draw:text-box>
            <text:p text:style-name="P1"><text:span text:style-name="T2">Screen 1 is displayed on application launch.</text:span></text:p>
          </draw:text-box>
        </draw:frame>
        <draw:path draw:style-name="gr4" draw:layer="layout" svg:width="1.001cm" svg:height="1.4cm" svg:x="9.599cm" svg:y="4.9cm" svg:viewBox="0 0 1002 1401" svg:d="M250 0v1051h-250l501 350 501-350h-251v-1051zM0 0zM1002 1401z">
          <text:p/>
        </draw:path>
        <draw:polygon draw:style-name="gr3" draw:layer="layout" svg:width="1.001cm" svg:height="1.4cm" svg:x="9.599cm" svg:y="4.9cm" svg:viewBox="0 0 1002 1401" draw:points="250,0 250,1051 0,1051 501,1401 1002,1051 751,1051 751,0">
          <text:p/>
        </draw:polygon>
        <draw:polygon draw:style-name="gr3" draw:layer="layout" svg:width="0cm" svg:height="0cm" svg:x="9.599cm" svg:y="4.9cm" svg:viewBox="0 0 0 0" draw:points="0,0">
          <text:p/>
        </draw:polygon>
        <draw:polygon draw:style-name="gr3" draw:layer="layout" svg:width="0cm" svg:height="0cm" svg:x="10.6cm" svg:y="6.3cm" svg:viewBox="0 0 0 0" draw:points="0,0">
          <text:p/>
        </draw:polygon>
        <draw:path draw:style-name="gr4" draw:layer="layout" svg:width="1.001cm" svg:height="1.4cm" svg:x="9.599cm" svg:y="8.999cm" svg:viewBox="0 0 1002 1401" svg:d="M250 0v1052h-250l501 349 501-349h-251v-1052zM0 0zM1002 1401z">
          <text:p/>
        </draw:path>
        <draw:polygon draw:style-name="gr3" draw:layer="layout" svg:width="1.001cm" svg:height="1.4cm" svg:x="9.599cm" svg:y="8.999cm" svg:viewBox="0 0 1002 1401" draw:points="250,0 250,1052 0,1052 501,1401 1002,1052 751,1052 751,0">
          <text:p/>
        </draw:polygon>
        <draw:polygon draw:style-name="gr3" draw:layer="layout" svg:width="0cm" svg:height="0cm" svg:x="9.599cm" svg:y="8.999cm" svg:viewBox="0 0 0 0" draw:points="0,0">
          <text:p/>
        </draw:polygon>
        <draw:polygon draw:style-name="gr3" draw:layer="layout" svg:width="0cm" svg:height="0cm" svg:x="10.6cm" svg:y="10.399cm" svg:viewBox="0 0 0 0" draw:points="0,0">
          <text:p/>
        </draw:polygon>
        <draw:path draw:style-name="gr4" draw:layer="layout" svg:width="16.503cm" svg:height="2.699cm" svg:x="2.398cm" svg:y="14.001cm" svg:viewBox="0 0 16504 2700" svg:d="M452 0c-226 0-452 223-452 448v1800c0 226 226 452 452 452h15601c226 0 448-226 448-452v-1800c0-225-222-448-448-448zM0 0zM16504 2700z">
          <text:p/>
        </draw:path>
        <draw:path draw:style-name="gr3" draw:layer="layout" svg:width="16.5cm" svg:height="2.699cm" svg:x="2.398cm" svg:y="14.001cm" svg:viewBox="0 0 16501 2700" svg:d="M452 0c-226 0-452 223-452 448v1800c0 226 226 452 452 452h15601c226 0 448-226 448-452v-1800c0-225-222-448-448-448z">
          <text:p/>
        </draw:path>
        <draw:polygon draw:style-name="gr3" draw:layer="layout" svg:width="0cm" svg:height="0cm" svg:x="2.398cm" svg:y="14.001cm" svg:viewBox="0 0 0 0" draw:points="0,0">
          <text:p/>
        </draw:polygon>
        <draw:polygon draw:style-name="gr3" draw:layer="layout" svg:width="0cm" svg:height="0cm" svg:x="18.901cm" svg:y="16.7cm" svg:viewBox="0 0 0 0" draw:points="0,0">
          <text:p/>
        </draw:polygon>
        <draw:frame draw:style-name="gr6" draw:layer="layout" svg:width="15.361cm" svg:height="0.712cm" svg:x="3.009cm" svg:y="11.095cm">
          <draw:text-box>
            <text:p text:style-name="P1"><text:span text:style-name="T2">Screen 2 on selection in admin or student.</text:span></text:p>
          </draw:text-box>
        </draw:frame>
        <draw:path draw:style-name="gr4" draw:layer="layout" svg:width="0.998cm" svg:height="1.401cm" svg:x="9.701cm" svg:y="12.798cm" svg:viewBox="0 0 999 1402" svg:d="M247 0v1053h-247l497 349 502-349h-251v-1053zM0 0zM999 1402z">
          <text:p/>
        </draw:path>
        <draw:polygon draw:style-name="gr3" draw:layer="layout" svg:width="0.998cm" svg:height="1.401cm" svg:x="9.701cm" svg:y="12.798cm" svg:viewBox="0 0 999 1402" draw:points="247,0 247,1053 0,1053 497,1402 999,1053 748,1053 748,0">
          <text:p/>
        </draw:polygon>
        <draw:polygon draw:style-name="gr3" draw:layer="layout" svg:width="0cm" svg:height="0cm" svg:x="9.701cm" svg:y="12.798cm" svg:viewBox="0 0 0 0" draw:points="0,0">
          <text:p/>
        </draw:polygon>
        <draw:polygon draw:style-name="gr3" draw:layer="layout" svg:width="0cm" svg:height="0cm" svg:x="10.699cm" svg:y="14.199cm" svg:viewBox="0 0 0 0" draw:points="0,0">
          <text:p/>
        </draw:polygon>
        <draw:path draw:style-name="gr4" draw:layer="layout" svg:width="16.499cm" svg:height="2.699cm" svg:x="2.402cm" svg:y="14.001cm" svg:viewBox="0 0 16500 2700" svg:d="M448 0c-226 0-448 226-448 448v1804c0 222 222 448 448 448h15601c226 0 451-226 451-448v-1804c0-222-225-448-451-448zM0 0zM16500 2700z">
          <text:p/>
        </draw:path>
        <draw:path draw:style-name="gr3" draw:layer="layout" svg:width="16.499cm" svg:height="2.699cm" svg:x="2.402cm" svg:y="14.001cm" svg:viewBox="0 0 16500 2700" svg:d="M448 0c-226 0-448 226-448 448v1804c0 222 222 448 448 448h15601c226 0 451-226 451-448v-1804c0-222-225-448-451-448z">
          <text:p/>
        </draw:path>
        <draw:polygon draw:style-name="gr3" draw:layer="layout" svg:width="0cm" svg:height="0cm" svg:x="2.402cm" svg:y="14.001cm" svg:viewBox="0 0 0 0" draw:points="0,0">
          <text:p/>
        </draw:polygon>
        <draw:polygon draw:style-name="gr3" draw:layer="layout" svg:width="0cm" svg:height="0cm" svg:x="18.901cm" svg:y="16.7cm" svg:viewBox="0 0 0 0" draw:points="0,0">
          <text:p/>
        </draw:polygon>
        <draw:frame draw:style-name="gr7" draw:layer="layout" svg:width="15.792cm" svg:height="0.712cm" svg:x="3.044cm" svg:y="14.996cm">
          <draw:text-box>
            <text:p text:style-name="P1"><text:span text:style-name="T2">Screen 3 &amp;4 are Student forms and Student Info Display</text:span></text:p>
          </draw:text-box>
        </draw:frame>
        <draw:path draw:style-name="gr4" draw:layer="layout" svg:width="16.503cm" svg:height="2.703cm" svg:x="2.398cm" svg:y="17.899cm" svg:viewBox="0 0 16504 2704" svg:d="M452 0c-226 0-452 226-452 452v1799c0 227 226 449 452 449h15601c226 0 448-222 448-449v-1799c0-226-222-452-448-452zM0 0zM16504 2704z">
          <text:p/>
        </draw:path>
        <draw:path draw:style-name="gr3" draw:layer="layout" svg:width="16.5cm" svg:height="2.699cm" svg:x="2.398cm" svg:y="17.899cm" svg:viewBox="0 0 16501 2700" svg:d="M452 0c-226 0-452 226-452 452v1799c0 227 226 449 452 449h15601c226 0 448-222 448-449v-1799c0-226-222-452-448-452z">
          <text:p/>
        </draw:path>
        <draw:polygon draw:style-name="gr3" draw:layer="layout" svg:width="0cm" svg:height="0cm" svg:x="2.398cm" svg:y="17.899cm" svg:viewBox="0 0 0 0" draw:points="0,0">
          <text:p/>
        </draw:polygon>
        <draw:polygon draw:style-name="gr3" draw:layer="layout" svg:width="0cm" svg:height="0cm" svg:x="18.901cm" svg:y="20.602cm" svg:viewBox="0 0 0 0" draw:points="0,0">
          <text:p/>
        </draw:polygon>
        <draw:path draw:style-name="gr4" draw:layer="layout" svg:width="1.001cm" svg:height="1.401cm" svg:x="9.599cm" svg:y="16.7cm" svg:viewBox="0 0 1002 1402" svg:d="M250 0v1049h-250l501 353 501-353h-251v-1049zM0 0zM1002 1402z">
          <text:p/>
        </draw:path>
        <draw:polygon draw:style-name="gr3" draw:layer="layout" svg:width="1.001cm" svg:height="1.401cm" svg:x="9.599cm" svg:y="16.7cm" svg:viewBox="0 0 1002 1402" draw:points="250,0 250,1049 0,1049 501,1402 1002,1049 751,1049 751,0">
          <text:p/>
        </draw:polygon>
        <draw:polygon draw:style-name="gr3" draw:layer="layout" svg:width="0cm" svg:height="0cm" svg:x="9.599cm" svg:y="16.7cm" svg:viewBox="0 0 0 0" draw:points="0,0">
          <text:p/>
        </draw:polygon>
        <draw:polygon draw:style-name="gr3" draw:layer="layout" svg:width="0cm" svg:height="0cm" svg:x="10.6cm" svg:y="18.101cm" svg:viewBox="0 0 0 0" draw:points="0,0">
          <text:p/>
        </draw:polygon>
        <draw:frame draw:style-name="gr8" draw:layer="layout" svg:width="15.919cm" svg:height="0.712cm" svg:x="3.164cm" svg:y="18.895cm">
          <draw:text-box>
            <text:p text:style-name="P1"><text:span text:style-name="T2">Screen 5&amp;6 are student admin widget display and grap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5T13:21:46.857580366</dc:date>
    <meta:document-statistic meta:object-count="45"/>
    <meta:generator>LibreOffice/4.2.8.2$Linux_x86 LibreOffice_project/420m0$Build-2</meta:generator>
  </office:meta>
</office:document-meta>
</file>